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.AppleSystemUIFont" svg:font-family=".AppleSystemUIFont"/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T1" style:family="text">
      <style:text-properties fo:color="#080808" style:font-name="Times New Roman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Aufgaben Thema Laravel</text:h>
      <text:p text:style-name="Standard"/>
      <text:p text:style-name="Standard">1. Schaut Euch bitte die Laravel-Doku unter <text:a xlink:type="simple" xlink:href="https://laravel.com/docs/8.x" text:style-name="Internet_20_link" text:visited-style-name="Visited_20_Internet_20_Link">https://laravel.com/docs/8.x</text:a> an. Speziell zu folgenden</text:p>
      <text:p text:style-name="Standard">Themen:</text:p>
      <text:p text:style-name="Standard">- Architecture Concepts (<text:a xlink:type="simple" xlink:href="https://laravel.com/docs/8.x/lifecycle" text:style-name="Internet_20_link" text:visited-style-name="Visited_20_Internet_20_Link">https://laravel.com/docs/8.x/lifecycle</text:a>)</text:p>
      <text:p text:style-name="Standard">- Middleware (<text:a xlink:type="simple" xlink:href="https://laravel.com/docs/8.x/middleware" text:style-name="Internet_20_link" text:visited-style-name="Visited_20_Internet_20_Link">https://laravel.com/docs/8.x/middleware</text:a>)</text:p>
      <text:p text:style-name="Standard">- Base Collection (<text:a xlink:type="simple" xlink:href="https://laravel.com/docs/8.x/collections" text:style-name="Internet_20_link" text:visited-style-name="Visited_20_Internet_20_Link">https://laravel.com/docs/8.x/collections</text:a>)</text:p>
      <text:p text:style-name="Standard">- Validation (<text:a xlink:type="simple" xlink:href="https://laravel.com/docs/8.x/validation" text:style-name="Internet_20_link" text:visited-style-name="Visited_20_Internet_20_Link">https://laravel.com/docs/8.x/validation</text:a>)</text:p>
      <text:p text:style-name="Standard">- Eloquent RelationShip (<text:a xlink:type="simple" xlink:href="https://laravel.com/docs/8.x/eloquent-relationships" text:style-name="Internet_20_link" text:visited-style-name="Visited_20_Internet_20_Link">https://laravel.com/docs/8.x/eloquent-relationships</text:a>)</text:p>
      <text:p text:style-name="Standard"/>
      <text:p text:style-name="Standard"/>
      <text:p text:style-name="Standard">2. Versucht bitte die Laravel Erweiterung „Telescope“ zu installieren und über das Frontend (Browser) aufzurufen. Folgt bitte den Installations-Anweisungen in der Laravel Dokumentation:</text:p>
      <text:p text:style-name="Standard"><text:a xlink:type="simple" xlink:href="https://laravel.com/docs/8.x/telescope" text:style-name="Internet_20_link" text:visited-style-name="Visited_20_Internet_20_Link">https://laravel.com/docs/8.x/telescope</text:a> </text:p>
      <text:p text:style-name="Standard"/>
      <text:p text:style-name="Standard">3. Schau Euch bitte die Dokumentation zu Migrationen an: <text:a xlink:type="simple" xlink:href="https://laravel.com/docs/8.x/migrations" text:style-name="Internet_20_link" text:visited-style-name="Visited_20_Internet_20_Link">https://laravel.com/docs/8.x/migrations</text:a></text:p>
      <text:p text:style-name="Standard">Erstellt mittels artisan eine neue Migration mit den Namen „create_movies_lang_table“.</text:p>
      <text:p text:style-name="Standard">Diese Migration soll eine Tabelle mit dem Namen „movies_lang“ mit folgenden Spalten <text:s/>erstellen</text:p>
      <text:p text:style-name="Standard">können:</text:p>
      <text:p text:style-name="Standard"/>
      <text:list xml:id="list3486644497501720014" text:style-name="L1">
        <text:list-item>
          <text:p text:style-name="P1">movie_id: bigint unsigned, foreignKey (cascade) zu movies → id ,</text:p>
        </text:list-item>
      </text:list>
      <text:list xml:id="list5469082499079435992" text:style-name="L2">
        <text:list-item>
          <text:p text:style-name="P2">language_id: int <text:s/>unsigned foreignKey (cascade) zu languages → id ,</text:p>
        </text:list-item>
      </text:list>
      <text:list xml:id="list7684658143913833549" text:style-name="L3">
        <text:list-item>
          <text:p text:style-name="P3">title: string 255</text:p>
        </text:list-item>
      </text:list>
      <text:p text:style-name="Standard"/>
      <text:p text:style-name="Standard">Die Spalten movie_id, language_id sollen gemeinsam den Primarschlüssel bilden. Als Vorlage kann</text:p>
      <text:p text:style-name="Standard">hier die Datei <text:span text:style-name="T1">2021_02_02_102513_create_movies_table.php in database/migrations dienen.</text:span></text:p>
      <text:p text:style-name="Standard">Versucht die Migration per artisan auszuführen.</text:p>
      <text:p text:style-name="Standard"/>
      <text:p text:style-name="Standard">4. OPTIONAL: Wir haben die neuen Sprach-Tabellen „todos_lang“ und „languages“. Die Model-</text:p>
      <text:p text:style-name="Standard">Klassen hierfür sind bereits erstellt (Language, TodoLang).</text:p>
      <text:p text:style-name="Standard">Erstellt im Model „Todo“ eine Relation dazu, um per Todo auf TodoLang zugreifen zu können. </text:p>
      <text:p text:style-name="Standard">Beim Anlegen eines neuen Todo's sollen so viele Einträge in der Tabelle todos_lang erstellt werden,</text:p>
      <text:p text:style-name="Standard">wie Sprachen verfügbar sind. </text:p>
      <text:p text:style-name="Standard">Um die einzelnen Texte gemäß der aktuell ausgewählten Sprache zu editieren, muß die entsprechen</text:p>
      <text:p text:style-name="Standard">Update-Logik erweitert werden (1. Update von Todo, 2. Update von entsprechendem TodoLang).</text:p>
      <text:p text:style-name="Standard">Bei der Ausgabe des Todo-Text sollen immer die Texte aus der Sprach-Tabelle (todos_lang) per Model-Relation angezeigt werden. Per Sprach-Auswahl müßten dann immer die entsprechenden</text:p>
      <text:p text:style-name="Standard">Übersetzungen angezeigt werden.</text:p>
      <text:p text:style-name="Standard">TIP: <text:a xlink:type="simple" xlink:href="https://laravel.com/docs/8.x/eloquent#events-using-closures" text:style-name="Internet_20_link" text:visited-style-name="Visited_20_Internet_20_Link">https://laravel.com/docs/8.x/eloquent#events-using-closures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.AppleSystemUIFont" svg:font-family=".AppleSystemUIFont"/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ernd Engels</meta:initial-creator>
    <meta:creation-date>2021-05-05T18:29:21</meta:creation-date>
    <dc:date>2021-05-06T15:51:46</dc:date>
    <dc:creator>Bernd Engels</dc:creator>
    <meta:editing-duration>PT50M16S</meta:editing-duration>
    <meta:editing-cycles>10</meta:editing-cycles>
    <meta:generator>OpenOffice/4.1.1$Unix OpenOffice.org_project/411m6$Build-9775</meta:generator>
    <meta:document-statistic meta:table-count="0" meta:image-count="0" meta:object-count="0" meta:page-count="1" meta:paragraph-count="30" meta:word-count="251" meta:character-count="2151"/>
  </office:meta>
</office:document-meta>
</file>